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low-off</text:p>
          </table:table-cell>
          <table:table-cell office:value-type="string">
            <text:p>low-on</text:p>
          </table:table-cell>
          <table:table-cell office:value-type="string">
            <text:p>high-off</text:p>
          </table:table-cell>
          <table:table-cell office:value-type="string">
            <text:p>high-on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14456">
            <text:p>14456</text:p>
          </table:table-cell>
          <table:table-cell office:value-type="float" office:value="18761">
            <text:p>18761</text:p>
          </table:table-cell>
          <table:table-cell office:value-type="float" office:value="17626">
            <text:p>17626</text:p>
          </table:table-cell>
          <table:table-cell office:value-type="float" office:value="24678">
            <text:p>24678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136328">
            <text:p>136328</text:p>
          </table:table-cell>
          <table:table-cell office:value-type="float" office:value="139389">
            <text:p>139389</text:p>
          </table:table-cell>
          <table:table-cell office:value-type="float" office:value="194841">
            <text:p>194841</text:p>
          </table:table-cell>
          <table:table-cell office:value-type="float" office:value="154008">
            <text:p>154008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13360">
            <text:p>13360</text:p>
          </table:table-cell>
          <table:table-cell office:value-type="float" office:value="13760">
            <text:p>13760</text:p>
          </table:table-cell>
          <table:table-cell office:value-type="float" office:value="14793">
            <text:p>14793</text:p>
          </table:table-cell>
          <table:table-cell office:value-type="float" office:value="16393">
            <text:p>16393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48636">
            <text:p>48636</text:p>
          </table:table-cell>
          <table:table-cell office:value-type="float" office:value="34801">
            <text:p>34801</text:p>
          </table:table-cell>
          <table:table-cell office:value-type="float" office:value="119063">
            <text:p>119063</text:p>
          </table:table-cell>
          <table:table-cell office:value-type="float" office:value="31992">
            <text:p>31992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39147">
            <text:p>39147</text:p>
          </table:table-cell>
          <table:table-cell office:value-type="float" office:value="35417">
            <text:p>35417</text:p>
          </table:table-cell>
          <table:table-cell office:value-type="float" office:value="40586">
            <text:p>40586</text:p>
          </table:table-cell>
          <table:table-cell office:value-type="float" office:value="44216">
            <text:p>44216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5180">
            <text:p>5180</text:p>
          </table:table-cell>
          <table:table-cell office:value-type="float" office:value="5585">
            <text:p>5585</text:p>
          </table:table-cell>
          <table:table-cell office:value-type="float" office:value="5518">
            <text:p>5518</text:p>
          </table:table-cell>
          <table:table-cell office:value-type="float" office:value="6292">
            <text:p>6292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13413">
            <text:p>13413</text:p>
          </table:table-cell>
          <table:table-cell office:value-type="float" office:value="14237">
            <text:p>14237</text:p>
          </table:table-cell>
          <table:table-cell office:value-type="float" office:value="15233">
            <text:p>15233</text:p>
          </table:table-cell>
          <table:table-cell office:value-type="float" office:value="15507">
            <text:p>15507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23084">
            <text:p>23084</text:p>
          </table:table-cell>
          <table:table-cell office:value-type="float" office:value="24112">
            <text:p>24112</text:p>
          </table:table-cell>
          <table:table-cell office:value-type="float" office:value="25325">
            <text:p>25325</text:p>
          </table:table-cell>
          <table:table-cell office:value-type="float" office:value="24792">
            <text:p>24792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24262">
            <text:p>24262</text:p>
          </table:table-cell>
          <table:table-cell office:value-type="float" office:value="25443">
            <text:p>25443</text:p>
          </table:table-cell>
          <table:table-cell office:value-type="float" office:value="27489">
            <text:p>27489</text:p>
          </table:table-cell>
          <table:table-cell office:value-type="float" office:value="29287">
            <text:p>29287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24136">
            <text:p>24136</text:p>
          </table:table-cell>
          <table:table-cell office:value-type="float" office:value="25156">
            <text:p>25156</text:p>
          </table:table-cell>
          <table:table-cell office:value-type="float" office:value="27091">
            <text:p>27091</text:p>
          </table:table-cell>
          <table:table-cell office:value-type="float" office:value="28999">
            <text:p>28999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23289">
            <text:p>23289</text:p>
          </table:table-cell>
          <table:table-cell office:value-type="float" office:value="25003">
            <text:p>25003</text:p>
          </table:table-cell>
          <table:table-cell office:value-type="float" office:value="26707">
            <text:p>26707</text:p>
          </table:table-cell>
          <table:table-cell office:value-type="float" office:value="27124">
            <text:p>27124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87193">
            <text:p>87193</text:p>
          </table:table-cell>
          <table:table-cell office:value-type="float" office:value="84192">
            <text:p>84192</text:p>
          </table:table-cell>
          <table:table-cell office:value-type="float" office:value="99163">
            <text:p>99163</text:p>
          </table:table-cell>
          <table:table-cell office:value-type="float" office:value="98395">
            <text:p>98395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17517">
            <text:p>17517</text:p>
          </table:table-cell>
          <table:table-cell office:value-type="float" office:value="18386">
            <text:p>18386</text:p>
          </table:table-cell>
          <table:table-cell office:value-type="float" office:value="19231">
            <text:p>19231</text:p>
          </table:table-cell>
          <table:table-cell office:value-type="float" office:value="20815">
            <text:p>20815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470001">
            <text:p>470001</text:p>
          </table:table-cell>
          <table:table-cell table:formula="of:=SUM([.C2:.C14])" office:value-type="float" office:value="464242">
            <text:p>464242</text:p>
          </table:table-cell>
          <table:table-cell table:formula="of:=SUM([.D2:.D14])" office:value-type="float" office:value="632666">
            <text:p>632666</text:p>
          </table:table-cell>
          <table:table-cell table:formula="of:=SUM([.E2:.E14])" office:value-type="float" office:value="522498">
            <text:p>522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00／00／00</text:date>, <text:time style:data-style-name="N2" text:time-value="0000-00-00T16:30:4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8T17:56:08</dc:date>
    <dc:creator>xiehuc </dc:creator>
    <meta:generator>LibreOffice/3.6$Linux_X86_64 LibreOffice_project/360m1$Build-2</meta:generator>
    <meta:editing-duration>PT2H5M15S</meta:editing-duration>
    <meta:editing-cycles>13</meta:editing-cycles>
    <meta:document-statistic meta:table-count="1" meta:cell-count="75" meta:object-count="0"/>
  </office:meta>
</office:document-meta>
</file>